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F000002B34D5F815A19B8BDF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language="en" fo:country="US" officeooo:rsid="00154a8f" officeooo:paragraph-rsid="0015e3cf" style:font-size-asian="11pt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en" fo:country="US" officeooo:rsid="00166ef4" officeooo:paragraph-rsid="00166ef4" style:font-size-asian="11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en" fo:country="US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officeooo:rsid="00166ef4" officeooo:paragraph-rsid="00166ef4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US" officeooo:rsid="00166ef4" officeooo:paragraph-rsid="00166ef4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asian="Arial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0" style:family="paragraph" style:parent-style-name="Standard">
      <style:text-properties fo:font-size="11pt" style:font-size-asian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7pt"/>
    </style:style>
    <style:style style:name="P17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size-complex="17pt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7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language="none" fo:country="none" style:text-underline-style="solid" style:text-underline-width="auto" style:text-underline-color="font-color" fo:font-weight="bold" style:text-underline-mode="skip-white-space" style:text-overline-mode="skip-white-space" style:text-line-through-mode="skip-white-space" style:language-asian="none" style:country-asian="none" style:font-weight-asian="bold" style:font-size-complex="17pt"/>
    </style:style>
    <style:style style:name="P22" style:family="paragraph" style:parent-style-name="Standard">
      <style:paragraph-properties fo:line-height="200%" fo:text-align="justify" style:justify-single-word="false"/>
      <style:text-properties fo:language="none" fo:country="none" style:text-underline-style="solid" style:text-underline-width="auto" style:text-underline-color="font-color" fo:font-weight="bold" style:text-underline-mode="skip-white-space" style:text-overline-mode="skip-white-space" style:text-line-through-mode="skip-white-space" style:language-asian="none" style:country-asian="none" style:font-weight-asian="bold" style:font-size-complex="17pt"/>
    </style:style>
    <style:style style:name="P23" style:family="paragraph" style:parent-style-name="Standard">
      <style:paragraph-properties fo:text-align="justify" style:justify-single-word="false"/>
      <style:text-properties fo:language="none" fo:country="none" style:language-asian="none" style:country-asian="none" style:font-size-complex="17pt"/>
    </style:style>
    <style:style style:name="P24" style:family="paragraph" style:parent-style-name="Standard">
      <style:paragraph-properties fo:text-align="center" style:justify-single-word="false"/>
      <style:text-properties fo:language="none" fo:country="none" fo:font-weight="bold" style:language-asian="none" style:country-asian="none" style:font-weight-asian="bold" style:font-size-complex="17pt"/>
    </style:style>
    <style:style style:name="P25" style:family="paragraph" style:parent-style-name="Standard">
      <style:paragraph-properties fo:text-align="center" style:justify-single-word="false"/>
      <style:text-properties fo:font-size="9pt" fo:font-style="italic" fo:font-weight="bold" style:font-size-asian="9pt" style:font-style-asian="italic" style:font-weight-asian="bold"/>
    </style:style>
    <style:style style:name="P26" style:family="paragraph" style:parent-style-name="Standard">
      <style:paragraph-properties fo:line-height="200%" fo:text-align="justify" style:justify-single-word="false"/>
    </style:style>
    <style:style style:name="P27" style:family="paragraph" style:parent-style-name="Standard">
      <style:paragraph-properties fo:line-height="200%" fo:text-align="justify" style:justify-single-word="false"/>
      <style:text-properties style:font-size-complex="17pt"/>
    </style:style>
    <style:style style:name="P28" style:family="paragraph" style:parent-style-name="Standard">
      <style:paragraph-properties fo:margin-top="0.0791in" fo:margin-bottom="0.0791in" style:contextual-spacing="false" fo:line-height="200%" fo:text-align="justify" style:justify-single-word="false"/>
      <style:text-properties style:font-size-complex="17pt"/>
    </style:style>
    <style:style style:name="P29" style:family="paragraph" style:parent-style-name="Standard">
      <style:paragraph-properties fo:text-align="justify" style:justify-single-word="false"/>
      <style:text-properties style:font-size-complex="17pt"/>
    </style:style>
    <style:style style:name="P30" style:family="paragraph" style:parent-style-name="Standard">
      <style:text-properties officeooo:paragraph-rsid="0001bb5e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Arial" officeooo:rsid="001295ad" officeooo:paragraph-rsid="001295ad" style:font-name-complex="Arial" style:font-size-complex="14pt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Arial" officeooo:rsid="00166ef4" officeooo:paragraph-rsid="00166ef4" style:font-name-complex="Arial" style:font-size-complex="14pt"/>
    </style:style>
    <style:style style:name="P33" style:family="paragraph" style:parent-style-name="Standard">
      <style:paragraph-properties fo:text-align="center" style:justify-single-word="false"/>
      <style:text-properties style:text-position="super 58%" style:font-name="Arial" officeooo:rsid="00154a8f" officeooo:paragraph-rsid="0015e3cf" style:font-name-complex="Arial" style:font-size-complex="14pt"/>
    </style:style>
    <style:style style:name="P34" style:family="paragraph" style:parent-style-name="Standard">
      <style:paragraph-properties fo:text-align="center" style:justify-single-word="false"/>
      <style:text-properties officeooo:rsid="001c25bf" officeooo:paragraph-rsid="001c25bf"/>
    </style:style>
    <style:style style:name="P35" style:family="paragraph" style:parent-style-name="Standard">
      <style:paragraph-properties fo:text-align="center" style:justify-single-word="false"/>
      <style:text-properties style:font-name="Arial" fo:font-size="11pt" fo:language="en" fo:country="US" officeooo:rsid="001ec897" officeooo:paragraph-rsid="001ec897" style:font-size-asian="11pt" style:font-name-complex="Ari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font-name="Arial" fo:font-size="11pt" fo:language="en" fo:country="US" officeooo:rsid="001ec897" officeooo:paragraph-rsid="001ec897" style:font-size-asian="11pt" style:font-name-complex="Arial"/>
    </style:style>
    <style:style style:name="P37" style:family="paragraph" style:parent-style-name="Standard">
      <style:paragraph-properties fo:text-align="center" style:justify-single-word="false"/>
      <style:text-properties style:text-position="0% 100%" style:font-name="Arial" officeooo:rsid="001ec897" officeooo:paragraph-rsid="001ec897" style:font-name-complex="Arial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ize-complex="17pt"/>
    </style:style>
    <style:style style:name="T3" style:family="text">
      <style:text-properties fo:font-style="italic" fo:font-weight="bold" style:font-style-asian="italic" style:font-weight-asian="bold" style:font-size-complex="17pt"/>
    </style:style>
    <style:style style:name="T4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size-complex="17pt"/>
    </style:style>
    <style:style style:name="T5" style:family="text">
      <style:text-properties style:font-size-complex="17pt"/>
    </style:style>
    <style:style style:name="T6" style:family="text">
      <style:text-properties style:font-name="Arial" fo:font-size="11pt" style:font-size-asian="11pt" style:font-name-complex="Arial"/>
    </style:style>
    <style:style style:name="T7" style:family="text">
      <style:text-properties style:font-name="Arial" fo:font-size="11pt" officeooo:rsid="00076978" style:font-size-asian="11pt" style:font-name-complex="Arial"/>
    </style:style>
    <style:style style:name="T8" style:family="text">
      <style:text-properties style:font-name="Arial" fo:font-size="11pt" officeooo:rsid="00166ef4" style:font-size-asian="11pt" style:font-name-complex="Arial"/>
    </style:style>
    <style:style style:name="T9" style:family="text">
      <style:text-properties style:font-name="Arial" fo:font-size="11pt" officeooo:rsid="001e1f0e" style:font-size-asian="11pt" style:font-name-complex="Arial"/>
    </style:style>
    <style:style style:name="T10" style:family="text">
      <style:text-properties style:font-name="Arial" fo:font-size="11pt" officeooo:rsid="001ec897" style:font-size-asian="11pt" style:font-name-complex="Arial"/>
    </style:style>
    <style:style style:name="T11" style:family="text">
      <style:text-properties style:font-name="Arial" style:font-name-complex="Arial" style:font-size-complex="14pt"/>
    </style:style>
    <style:style style:name="T12" style:family="text">
      <style:text-properties style:font-name="Arial" style:font-name-asian="Arial" style:font-name-complex="Arial" style:font-size-complex="14pt"/>
    </style:style>
    <style:style style:name="T13" style:family="text">
      <style:text-properties style:text-position="super 58%" style:font-name="Arial" officeooo:rsid="001e1f0e" style:font-name-complex="Arial" style:font-size-complex="14pt"/>
    </style:style>
    <style:style style:name="T14" style:family="text">
      <style:text-properties style:text-position="super 58%" style:font-name="Arial" officeooo:rsid="001ec897" style:font-name-complex="Arial" style:font-size-complex="14pt"/>
    </style:style>
    <style:style style:name="T15" style:family="text">
      <style:text-properties officeooo:rsid="00076978"/>
    </style:style>
    <style:style style:name="T16" style:family="text">
      <style:text-properties style:text-position="0% 100%" style:font-name="Arial" officeooo:rsid="001e1f0e" style:font-name-complex="Arial" style:font-size-complex="14pt"/>
    </style:style>
    <style:style style:name="T17" style:family="text">
      <style:text-properties officeooo:rsid="0015e3cf"/>
    </style:style>
    <style:style style:name="T18" style:family="text">
      <style:text-properties officeooo:rsid="001e1f0e"/>
    </style:style>
    <style:style style:name="T19" style:family="text">
      <style:text-properties officeooo:rsid="001ec897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16in" fo:padding-right="0.1016in" fo:padding-top="0.0516in" fo:padding-bottom="0.0516in" fo:border="none"/>
    </style:style>
    <style:style style:name="fr2" style:family="graphic" style:parent-style-name="Frame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16in" fo:padding-right="0.1016in" fo:padding-top="0.0516in" fo:padding-bottom="0.0516in" fo:border="none"/>
    </style:style>
    <style:style style:name="fr3" style:family="graphic" style:parent-style-name="Frame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16in" fo:padding-right="0.1016in" fo:padding-top="0.0516in" fo:padding-bottom="0.0516in" fo:border="none"/>
    </style:style>
    <style:style style:name="fr4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16in" fo:padding-right="0.1016in" fo:padding-top="0.0516in" fo:padding-bottom="0.0516in" fo:border="none"/>
    </style:style>
    <style:style style:name="fr5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8in, -0.0028in, -0.0028in, -0.00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.</text:p>
      <text:p text:style-name="P30"><text:s/></text:p>
      <text:p text:style-name="P11">Republic of the Philippines</text:p>
      <text:p text:style-name="P11">Province of Pangasinan</text:p>
      <text:p text:style-name="P11">MUNICIPALITY OF BAYAMBAN<text:span text:style-name="T1">G</text:span></text:p>
      <text:p text:style-name="P12"/>
      <text:p text:style-name="P12"/>
      <text:p text:style-name="P14">LOCAL CIVIL REGISTRY OFFICE</text:p>
      <text:p text:style-name="P14"/>
      <text:p text:style-name="P15"/>
      <text:p text:style-name="P15"/>
      <text:p text:style-name="P17">C E R T I F I C A T E <text:s text:c="3"/>O F <text:s text:c="3"/>P O S T I N G</text:p>
      <text:p text:style-name="P19"/>
      <text:p text:style-name="P19"/>
      <text:p text:style-name="P21"><draw:frame draw:style-name="fr1" draw:name="Frame2" text:anchor-type="char" svg:x="3.7189in" svg:y="0.1335in" svg:width="2.2839in" svg:height="0.3744in" draw:z-index="11"><draw:text-box><text:p text:style-name="P11"><text:span text:style-name="T6">CCE-</text:span><text:span text:style-name="T7">0</text:span><text:span text:style-name="T8">0</text:span><text:span text:style-name="T10">56</text:span><text:span text:style-name="T8">-2024</text:span></text:p></draw:text-box></draw:frame></text:p>
      <text:p text:style-name="P26"><draw:frame draw:style-name="fr2" draw:name="Frame3" text:anchor-type="char" svg:x="4in" svg:y="0.5091in" svg:width="2.1244in" svg:height="0.3744in" draw:z-index="0"><draw:text-box><text:p text:style-name="P25">(Complete Name of Petitioner)</text:p></draw:text-box></draw:frame><draw:frame draw:style-name="fr2" draw:name="Frame4" text:anchor-type="char" svg:x="1.0138in" svg:y="0.8839in" svg:width="2.1244in" svg:height="0.3744in" draw:z-index="1"><draw:text-box><text:p text:style-name="P25">(Type and Nature of Petition)</text:p></draw:text-box></draw:frame><draw:frame draw:style-name="fr2" draw:name="Frame5" text:anchor-type="char" svg:x="4.2362in" svg:y="0.8839in" svg:width="2.1244in" svg:height="0.3744in" draw:z-index="2"><draw:text-box><text:p text:style-name="P25">(Type of Document)</text:p></draw:text-box></draw:frame><draw:frame draw:style-name="fr2" draw:name="Frame6" text:anchor-type="char" svg:x="1.472in" svg:y="1.2728in" svg:width="2.9992in" svg:height="0.3744in" draw:z-index="3"><draw:text-box><text:p text:style-name="P25">(Complete Name of Document Owner)</text:p></draw:text-box></draw:frame><draw:frame draw:style-name="fr1" draw:name="Frame7" text:anchor-type="char" svg:x="0.3752in" svg:y="0.3209in" svg:width="1.6244in" svg:height="0.3744in" draw:z-index="12"><draw:text-box><text:p text:style-name="P2"><text:span text:style-name="T19">15 March </text:span>2024</text:p></draw:text-box></draw:frame><draw:frame draw:style-name="fr1" draw:name="Frame8" text:anchor-type="char" svg:x="3.0319in" svg:y="0.3193in" svg:width="3.6756in" svg:height="0.3744in" draw:z-index="13"><draw:text-box><text:p text:style-name="P35">VIRGENIA FERNANDO PAROHINOG</text:p></draw:text-box></draw:frame><draw:frame draw:style-name="fr1" draw:name="Frame9" text:anchor-type="char" svg:x="0.6583in" svg:y="0.7083in" svg:width="2.7575in" svg:height="0.3744in" draw:z-index="14"><draw:text-box><text:p text:style-name="P3">Correction of Clerical Error</text:p></draw:text-box></draw:frame><draw:frame draw:style-name="fr1" draw:name="Frame10" text:anchor-type="char" svg:x="3.8752in" svg:y="0.6957in" svg:width="2.7575in" svg:height="0.3744in" draw:z-index="15"><draw:text-box><text:p text:style-name="P3">Certificate of Live Birth </text:p></draw:text-box></draw:frame><draw:frame draw:style-name="fr1" draw:name="Frame11" text:anchor-type="char" svg:x="0.2854in" svg:y="1.0929in" svg:width="4.9646in" svg:height="0.3744in" draw:z-index="10"><draw:text-box><text:p text:style-name="P36">VIRGINIA FERNANDO</text:p></draw:text-box></draw:frame><draw:frame draw:style-name="fr1" draw:name="Frame14" text:anchor-type="char" svg:x="1.9465in" svg:y="1.852in" svg:width="1.8634in" svg:height="0.2902in" draw:z-index="16"><draw:text-box><text:p text:style-name="P5"><text:span text:style-name="T19">29 March 2</text:span>024</text:p></draw:text-box></draw:frame><draw:frame draw:style-name="fr1" draw:name="Frame15" text:anchor-type="char" svg:x="4.0252in" svg:y="1.8535in" svg:width="2.2244in" svg:height="0.3744in" draw:z-index="17"><draw:text-box><text:p text:style-name="P7">Bulletin Board</text:p></draw:text-box></draw:frame><draw:frame draw:style-name="fr3" draw:name="Frame13" text:anchor-type="char" svg:x="-0.0882in" svg:y="1.8283in" svg:width="1.811in" svg:height="0.3008in" draw:z-index="9"><draw:text-box><text:p text:style-name="P5"><text:span text:style-name="T19">19 March </text:span>2024</text:p></draw:text-box></draw:frame><text:span text:style-name="T4"><text:tab/></text:span><text:span text:style-name="T5">This is to certify that Petition No. ___________________________ dated _____________________________ filed by _________________________________________ for the __________________________________ in the ________________________________ of _____________________________________________________________ under Registry No. _</text:span><draw:frame draw:style-name="fr1" draw:name="Frame12" text:anchor-type="char" svg:x="0.4083in" svg:y="1.4665in" svg:width="1.3839in" svg:height="0.2819in" draw:z-index="27"><draw:text-box><text:p text:style-name="P37">183</text:p><text:p text:style-name="P8"><text:s text:c="30"/></text:p></draw:text-box></draw:frame><text:span text:style-name="T5">_______________________ has been posted for ten (10) consecutive days from ___________________ to ______________________ at ___________________________ in compliance with Sec. 6 of RA No. 9048.</text:span></text:p>
      <text:p text:style-name="P22"><draw:frame draw:style-name="fr1" draw:name="Frame16" text:anchor-type="char" svg:x="2.3917in" svg:y="0.3189in" svg:width="2.2244in" svg:height="0.3744in" draw:z-index="18"><draw:text-box><text:p text:style-name="P7">Bayambang, Pangasinan</text:p></draw:text-box></draw:frame><draw:frame draw:style-name="fr1" draw:name="Frame17" text:anchor-type="char" svg:x="5.2in" svg:y="0.3244in" svg:width="0.6374in" svg:height="0.3744in" draw:z-index="19"><draw:text-box><text:p text:style-name="P34"><text:span text:style-name="T16">1</text:span><text:span text:style-name="T14">st</text:span></text:p><text:p text:style-name="P32"/><text:p text:style-name="P33"><text:s/></text:p><text:p text:style-name="P31"/><text:p text:style-name="P8"><text:s text:c="30"/></text:p></draw:text-box></draw:frame></text:p>
      <text:p text:style-name="P27"><draw:frame draw:style-name="fr1" draw:name="Frame18" text:anchor-type="char" svg:x="0.1457in" svg:y="0.3134in" svg:width="1.9992in" svg:height="0.3744in" draw:z-index="20"><draw:text-box><text:p text:style-name="P4"><text:span text:style-name="T19">April</text:span><text:span text:style-name="T17"> </text:span><text:span text:style-name="T15">2</text:span>02<text:span text:style-name="T17">4</text:span></text:p></draw:text-box></draw:frame><text:tab/>Issued at the LCRO of ___________________________ this _________ day of ___________________________.</text:p>
      <text:p text:style-name="P27"/>
      <text:p text:style-name="P29"/>
      <text:p text:style-name="P29"/>
      <text:p text:style-name="P23"><draw:frame draw:style-name="fr1" draw:name="Frame19" text:anchor-type="char" svg:x="3.8335in" svg:y="0.1291in" svg:width="2.4992in" svg:height="0.3744in" draw:z-index="21"><draw:text-box><text:p text:style-name="P9">ISMAEL D. MALICDEM, JR.</text:p></draw:text-box></draw:frame></text:p>
      <text:p text:style-name="P29"><text:tab/><text:tab/><text:tab/><text:tab/><text:tab/><text:tab/><text:tab/>____________________________________</text:p>
      <text:p text:style-name="P20"><text:span text:style-name="T5"><text:tab/><text:tab/><text:tab/><text:tab/><text:tab/><text:tab/><text:tab/><text:tab/></text:span><text:span text:style-name="T3">City/Municipal Civil Registrar</text:span><text:span text:style-name="T5">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1"/>
      <text:p text:style-name="P11">Republic of the Philippines</text:p>
      <text:p text:style-name="P11">Province of Pangasinan</text:p>
      <text:p text:style-name="P11">MUNICIPALITY OF BAYAMBANG</text:p>
      <text:p text:style-name="P11"/>
      <text:p text:style-name="P11"/>
      <text:p text:style-name="P14">LOCAL CIVIL REGISTRY OFFICE</text:p>
      <text:p text:style-name="P14"/>
      <text:p text:style-name="P14"/>
      <text:p text:style-name="P14"/>
      <text:p text:style-name="P17">N O T I C E <text:s text:c="3"/>O F <text:s text:c="3"/>P O S T I N G</text:p>
      <text:p text:style-name="P18"/>
      <text:p text:style-name="P18"/>
      <text:p text:style-name="P24"/>
      <text:p text:style-name="P28"><draw:frame draw:style-name="fr2" draw:name="Frame23" text:anchor-type="char" svg:x="2.8752in" svg:y="0.189in" svg:width="2.9992in" svg:height="0.2744in" draw:z-index="5"><draw:text-box><text:p text:style-name="P25">(Complete Name of Petitioner)</text:p></draw:text-box></draw:frame><draw:frame draw:style-name="fr2" draw:name="Frame25" text:anchor-type="char" svg:x="0.1535in" svg:y="0.9673in" svg:width="2.472in" svg:height="0.2634in" draw:z-index="6"><draw:text-box><text:p text:style-name="P25">(Type of Document)</text:p></draw:text-box></draw:frame><draw:frame draw:style-name="fr1" draw:name="Frame27" text:anchor-type="char" svg:x="0.2193in" svg:y="0.802in" svg:width="2.4063in" svg:height="0.3744in" draw:z-index="23"><draw:text-box><text:p text:style-name="P7">Certificate of Live Birth</text:p><text:p text:style-name="P7"/></draw:text-box></draw:frame><text:tab/>The public is hereby notified that _<draw:frame draw:style-name="fr1" draw:name="Frame21" text:anchor-type="char" svg:x="2.8543in" svg:y="0.0165in" svg:width="3.0201in" svg:height="0.2846in" draw:z-index="22"><draw:text-box><text:p text:style-name="P35">VIRGENIA FERNANDO PAROHINOG</text:p></draw:text-box></draw:frame>____________________________________ has filed with this Office a petition for<draw:frame draw:style-name="fr1" draw:name="Frame26" text:anchor-type="char" svg:x="2.0465in" svg:y="0.4283in" svg:width="4.4618in" svg:height="0.3744in" draw:z-index="8"><draw:text-box><text:p text:style-name="P11"><draw:frame draw:style-name="fr2" draw:name="Frame24" text:anchor-type="char" svg:x="-0.1016in" svg:y="0.1252in" svg:width="4.3854in" svg:height="0.2417in" draw:z-index="7"><draw:text-box><text:p text:style-name="P25">(Type and Nature of Petition)</text:p></draw:text-box></draw:frame><text:span text:style-name="T12"><text:s text:c="9"/></text:span><text:span text:style-name="T11">Correction of Clerical Error</text:span></text:p><text:p text:style-name="P7"/><text:p text:style-name="P7"/></draw:text-box></draw:frame> _____________________________________________________ in _____________________________ of <draw:frame draw:style-name="fr1" draw:name="Frame28" text:anchor-type="char" svg:x="2.8409in" svg:y="0.802in" svg:width="3.4866in" svg:height="0.2665in" draw:z-index="24"><draw:text-box><text:p text:style-name="P35">VIRGINIA FERNANDO</text:p><text:p text:style-name="P13"/></draw:text-box></draw:frame>____<draw:frame draw:style-name="fr2" draw:name="Frame22" text:anchor-type="char" svg:x="3.1063in" svg:y="0.9992in" svg:width="2.9992in" svg:height="0.2681in" draw:z-index="4"><draw:text-box><text:p text:style-name="P25">(Complete Name of Document Owner)</text:p></draw:text-box></draw:frame>______________________________________</text:p>
      <text:p text:style-name="P28"/>
      <text:p text:style-name="P27"><text:tab/>Any person having knowledge and/or claiming interest or may be adversely affected by <text:s/>said petition may within ten (10) calendar days file his written opposition with this Office.</text:p>
      <text:p text:style-name="P29"><text:s/></text:p>
      <text:p text:style-name="P23"><draw:frame draw:style-name="fr1" draw:name="Frame29" text:anchor-type="char" svg:x="0.3661in" svg:y="0.1228in" svg:width="2.2244in" svg:height="0.3543in" draw:z-index="25"><draw:text-box><text:p text:style-name="P6"><text:span text:style-name="T19">18 March </text:span>2024</text:p></draw:text-box></draw:frame></text:p>
      <text:p text:style-name="P16">Date: ___________________________</text:p>
      <text:p text:style-name="P16"/>
      <text:p text:style-name="P16"/>
      <text:p text:style-name="P16"/>
      <text:p text:style-name="P16"><draw:frame draw:style-name="fr1" draw:name="Frame30" text:anchor-type="char" svg:x="3.6752in" svg:y="0.1043in" svg:width="2.4992in" svg:height="0.3744in" draw:z-index="26"><draw:text-box><text:p text:style-name="P9">ISMAEL D. MALICDEM, JR.</text:p></draw:text-box></draw:frame><text:s/></text:p>
      <text:p text:style-name="P16"><text:tab/><text:tab/><text:tab/><text:tab/><text:tab/><text:tab/><text:tab/>____________________________________</text:p>
      <text:p text:style-name="P20"><text:span text:style-name="T3"><text:tab/><text:tab/><text:tab/><text:tab/><text:tab/><text:tab/><text:tab/> <text:s text:c="10"/></text:span><text:span text:style-name="T2">City/Municipal Civil Registra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egoe UI" svg:font-family="'Segoe UI'" style:font-family-generic="swiss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roman" style:font-size-asian="16pt" style:font-weight-asian="bold" style:font-name-complex="Times New Roman" style:font-family-complex="'Times New Roman'" style:font-family-generic-complex="roman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fo:font-size="9pt" style:font-size-asian="9pt" style:font-name-complex="Segoe UI" style:font-family-complex="'Segoe UI'" style:font-family-generic-complex="swiss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fo:font-size="9pt" fo:language="en" fo:country="US" style:font-size-asian="9pt" style:language-asian="en" style:country-asian="US" style:font-name-complex="Segoe UI" style:font-family-complex="'Segoe UI'" style:font-family-generic-complex="swiss" style:font-size-complex="9pt"/>
    </style:style>
    <style:style style:name="Footer_20_Char" style:display-name="Footer Char" style:family="text">
      <style:text-properties fo:font-size="12pt" fo:language="en" fo:country="US" style:font-size-asian="12pt" style:language-asian="en" style:country-asian="US" style:font-size-complex="12pt"/>
    </style:style>
    <style:style style:name="Header_20_Char" style:display-name="Header Char" style:family="text">
      <style:text-properties fo:font-size="12pt" fo:language="en" fo:country="US" style:font-size-asian="12pt" style:language-asian="en" style:country-asian="US" style:font-size-complex="12pt"/>
    </style:style>
    <style:style style:name="Title_20_Char" style:display-name="Title Char" style:family="text">
      <style:text-properties style:font-name="Calibri Light" fo:font-family="'Calibri Light'" style:font-family-generic="swiss" fo:font-size="16pt" fo:language="en" fo:country="US" fo:font-weight="bold" style:letter-kerning="true" style:font-name-asian="Times New Roman" style:font-family-asian="'Times New Roman'" style:font-family-generic-asian="roman" style:font-size-asian="16pt" style:language-asian="en" style:country-asian="US" style:font-weight-asian="bold" style:font-name-complex="Times New Roman" style:font-family-complex="'Times New Roman'" style:font-family-generic-complex="roman" style:font-size-complex="16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1pt" fo:language="en" fo:country="US" officeooo:rsid="00154a8f" officeooo:paragraph-rsid="0015e3cf" style:font-size-asian="11pt" style:font-name-complex="Arial"/>
    </style:style>
    <style:style style:name="MP2" style:family="paragraph" style:parent-style-name="Standard">
      <style:text-properties fo:font-size="11pt" style:font-size-asian="11pt"/>
    </style:style>
    <style:style style:name="M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-0.0028in, -0.0028in, -0.0028in, -0.002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16in" fo:padding-right="0.1016in" fo:padding-top="0.0516in" fo:padding-bottom="0.0516in" fo:border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5.078in" svg:y="0.7756in" svg:width="1.289in" svg:height="1.2661in" draw:z-index="29"><draw:image xlink:href="Pictures/10000000000002BF000002B34D5F815A19B8BDF6.jpg" xlink:type="simple" xlink:show="embed" xlink:actuate="onLoad" draw:mime-type="image/jpeg"/></draw:frame><draw:frame draw:style-name="Mfr2" draw:name="Frame32" text:anchor-type="char" svg:x="-0.5571in" svg:y="-0.2571in" svg:width="2.7264in" svg:height="0.4992in" draw:z-index="31"><draw:text-box><text:p text:style-name="MP2">RA 9048/10172 Form No. 8.1. (LCRO)</text:p><text:p text:style-name="MP2">(Devised 15 Aug. 2001)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STERED USER</meta:initial-creator>
    <meta:creation-date>2018-09-06T10:18:00</meta:creation-date>
    <dc:date>2024-03-21T12:26:02.659000000</dc:date>
    <meta:editing-cycles>32</meta:editing-cycles>
    <meta:editing-duration>P1DT11H56M40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56" meta:word-count="280" meta:character-count="2236" meta:non-whitespace-character-count="1874"/>
    <meta:user-defined meta:name="ICV">B5A0AB87759347E590869E4E3ACA21B4</meta:user-defined>
    <meta:user-defined meta:name="KSOProductBuildVer">1033-11.2.0.11440</meta:user-defined>
  </office:meta>
</office:document-meta>
</file>